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2ab" officeooo:paragraph-rsid="000f72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Poursuite dans le palais des Vieilles Pierres (Rapoustine)</text:p>
      <text:p text:style-name="P1"/>
      <text:p text:style-name="P1">Entrée par la porte Grande Rue (165636_6.jpg).</text:p>
      <text:p text:style-name="P1">Passage dans tunnel (165700₇.jpg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1T14:06:21.512009628</meta:creation-date>
    <dc:date>2021-02-11T14:10:37.982004548</dc:date>
    <meta:editing-duration>PT4M18S</meta:editing-duration>
    <meta:editing-cycles>1</meta:editing-cycles>
    <meta:document-statistic meta:table-count="0" meta:image-count="0" meta:object-count="0" meta:page-count="1" meta:paragraph-count="3" meta:word-count="22" meta:character-count="144" meta:non-whitespace-character-count="127"/>
    <meta:generator>LibreOffice/7.0.4.2$Linux_X86_64 LibreOffice_project/00$Build-2</meta:generator>
  </office:meta>
</office:document-meta>
</file>